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0T13:01:26.93</meta:creation-date>
    <meta:document-statistic meta:table-count="0" meta:image-count="0" meta:object-count="0" meta:page-count="1" meta:paragraph-count="0" meta:word-count="0" meta:character-count="0"/>
    <dc:date>2010-02-10T13:02:34.63</dc:date>
    <meta:editing-duration>PT1M8S</meta:editing-duration>
    <meta:editing-cycles>1</meta:editing-cycles>
    <meta:generator>StarOffice/9$Win32 OpenOffice.org_project/300m70$Build-9478$CWS-cbosdo01</meta:generator>
  </office:meta>
</office:document-meta>
</file>